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71cm" svg:height="6.743cm" svg:x="1.864cm" svg:y="2.101cm" svg:viewBox="0 0 6272 6744" svg:d="M3055 5983c1138 61 2691-918 2604-2419-88-1502-936-3021-2336-2825s-2551 1283-2703 3010c-153 1727 1298 2173 2435 2234zM6269 3150c80 1857-1241 3420-3221 3580-1980 159-3176-1066-3037-2981 138-1915 1690-3550 3412-3734 1721-183 2766 1279 2846 3135z">
          <text:p/>
        </draw:path>
        <draw:path draw:style-name="gr1" draw:text-style-name="P1" draw:layer="layout" svg:width="3.315cm" svg:height="4.282cm" svg:x="3.089cm" svg:y="3.321cm" svg:viewBox="0 0 3316 4283" svg:d="M1709 3526c572-5 850-179 1047-416 161-155 583 357 477 472-241 260-547 578-1555 691s-1901-766-1628-2006 1140-2132 1884-2248 1252 318 1379 711c49 154-550 797-661 512-268-706-1026-568-1434-125s-552 657-581 1243c-28 587 500 1171 1072 1166z">
          <text:p/>
        </draw:path>
        <draw:path draw:style-name="gr2" draw:text-style-name="P1" draw:layer="layout" svg:width="0.903cm" svg:height="0.661cm" draw:transform="rotate (-2.15757602131539) translate (6.5419911071038cm 4.129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6.6489911071038cm 6.417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1:39.93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